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0" style:family="paragraph" style:parent-style-name="Standard">
      <style:paragraph-properties fo:margin-left="0cm" fo:margin-right="0cm" fo:margin-top="0cm" fo:margin-bottom="0.282cm" style:contextual-spacing="false" fo:text-align="justify" style:justify-single-word="false" fo:text-indent="0.635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.635cm" style:auto-text-indent="false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a20e0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0b4a84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2pt" fo:font-style="italic" officeooo:rsid="000a20e0" style:font-size-asian="12pt" style:font-style-asian="italic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ÁTICA </text:span><text:span text:style-name="T3">VI</text:span><text:span text:style-name="T1">: <text:s/></text:span><text:span text:style-name="T2">CURVA DO SISTEMA E PONTO DE OPERAÇÃO</text:span></text:p>
      <text:p text:style-name="P2"><text:span text:style-name="T2"/></text:p>
      <text:p text:style-name="P2"><text:span text:style-name="T5">Luiz Augusto Dembicki Fernandes</text:span></text:p>
      <text:p text:style-name="P3"/>
      <text:p text:style-name="P8"><text:span text:style-name="T1">Resumo</text:span><text:span text:style-name="T6">: </text:span><text:span text:style-name="T4">Descrição breve dos objetivos do experimento e dos principais resultados obtidos (máximo 50 palavras).</text:span></text:p>
      <text:p text:style-name="P7"/>
      <text:list xml:id="list3442497878" text:style-name="WWNum1">
        <text:list-item>
          <text:p text:style-name="P1"><text:span text:style-name="T1">Introdução</text:span></text:p>
        </text:list-item>
      </text:list>
      <text:p text:style-name="P12"><text:span text:style-name="T6">Apresentação dos conceitos teóricos básicos para o entendimento do relatório. A introdução deve ser breve e objetiva (</text:span><text:span text:style-name="T4">no </text:span><text:bookmark-start text:name="OLE_LINK5"/><text:bookmark-start text:name="OLE_LINK6"/><text:bookmark-start text:name="OLE_LINK7"/><text:span text:style-name="T4">máximo 30 linhas, sem contar figuras ou tabelas</text:span><text:bookmark-end text:name="OLE_LINK5"/><text:bookmark-end text:name="OLE_LINK6"/><text:bookmark-end text:name="OLE_LINK7"/><text:span text:style-name="T6">). Pode-se incluir figuras ou tabelas que contribuam para a explicação do tema. As figuras ou tabelas incluídas devem possuir legenda e numeração adequadas.</text:span></text:p>
      <text:p text:style-name="P4"><text:bookmark text:name="OLE_LINK4"/><text:bookmark text:name="OLE_LINK3"/></text:p>
      <text:list xml:id="list232941126763437" text:continue-numbering="true" text:style-name="WWNum1">
        <text:list-item>
          <text:p text:style-name="P1"><text:span text:style-name="T1">Objetivos</text:span></text:p>
        </text:list-item>
      </text:list>
      <text:p text:style-name="P9"><text:span text:style-name="T6">Esta seção deve apresentar os objetivos da prática (</text:span><text:span text:style-name="T4">máximo 50 palavras</text:span><text:span text:style-name="T6">). </text:span></text:p>
      <text:p text:style-name="P5"/>
      <text:list xml:id="list232941861075390" text:continue-numbering="true" text:style-name="WWNum1">
        <text:list-item>
          <text:p text:style-name="P1"><text:span text:style-name="T1">Metodologia</text:span></text:p>
        </text:list-item>
      </text:list>
      <text:p text:style-name="P9"><text:span text:style-name="T6">A metodologia deve apresentar quais os foram os procedimentos adotados para atender os objetivos propostos no item anterior. Nesta seção </text:span><text:span text:style-name="T1">não</text:span><text:span text:style-name="T6"> devem ser apresentados dados obtidos na execução da prática, mas sim a sequência de ações adotadas. </text:span></text:p>
      <text:p text:style-name="P9"><text:span text:style-name="T6"><text:s/>Não é necessário reproduzir todas as equações apresentadas no roteiro, porém as equações finais utilizadas para a construção dos gráficos/tabelas devem ser discutidas;</text:span></text:p>
      <text:p text:style-name="P9"><text:span text:style-name="T6"><text:s/>Em muitos casos, as equações envolvem propriedades físico-químicas de fluidos. Quando estas propriedades forem obtidas de fontes externas, deve-se apresentar de forma clara o valor utilizado.</text:span></text:p>
      <text:p text:style-name="P5"/>
      <text:list xml:id="list232941830374202" text:continue-numbering="true" text:style-name="WWNum1">
        <text:list-item>
          <text:p text:style-name="P1"><text:span text:style-name="T1">Resultados</text:span></text:p>
        </text:list-item>
      </text:list>
      <text:p text:style-name="P11"><text:span text:style-name="T6">Apresentação e discussão dos resultados obtidos na prática. Esta seção não deve se limitar somente a apresentar os gráficos/valores obtidos, mas é fundamental que estes resultados sejam discutidos. Por exemplo, os seguintes pontos devem ser observados:</text:span></text:p>
      <text:p text:style-name="P11"><text:span text:style-name="T6">- Os resultados estão de acordo com o esperado com base no conhecimento teórico?</text:span></text:p>
      <text:p text:style-name="P11"><text:span text:style-name="T6">- Quando for possível, comparar diretamente resultados experimentais e teóricos: Qual o desvio entre eles? Quais as possíveis causas para este desvio?</text:span></text:p>
      <text:p text:style-name="P6"/>
      <text:p text:style-name="P6"><text:soft-page-break/></text:p>
      <text:list xml:id="list232941172866698" text:continue-numbering="true" text:style-name="WWNum1">
        <text:list-item>
          <text:p text:style-name="P1"><text:span text:style-name="T1">Conclusões</text:span></text:p>
        </text:list-item>
      </text:list>
      <text:p text:style-name="P9"><text:span text:style-name="T6">Esta seção deve resumir as principais conclusões obtidas a partir da análise dos resultados. As conclusões devem ser uma “resposta” aos objetivos propostos na seção 2, ou seja, deve-se deixar claro se os objetivos propostos foram alcançados e, caso não foram, quais as possíveis causas.</text:span></text:p>
      <text:p text:style-name="P5"/>
      <text:list xml:id="list232942693800708" text:continue-numbering="true" text:style-name="WWNum1">
        <text:list-item>
          <text:p text:style-name="P1"><text:span text:style-name="T1">Referências Bibliográficas</text:span></text:p>
        </text:list-item>
      </text:list>
      <text:p text:style-name="P10"><text:span text:style-name="T6">Relação das referências citadas ao longo do texto. Pode-se utilizar qualquer formato que seja consistente (ABNT, etc.). Porém, todas as referências devem seguir o mesmo formato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ton</meta:initial-creator>
    <meta:editing-cycles>69</meta:editing-cycles>
    <meta:creation-date>2018-08-06T12:20:00</meta:creation-date>
    <dc:date>2023-02-05T23:29:40.616712255</dc:date>
    <dc:language>en-US</dc:language>
    <meta:editing-duration>PT5H47M1S</meta:editing-duration>
    <meta:generator>LibreOffice/7.4.5.1$Linux_X86_64 LibreOffice_project/40$Build-1</meta:generator>
    <meta:document-statistic meta:table-count="0" meta:image-count="0" meta:object-count="0" meta:page-count="2" meta:paragraph-count="19" meta:word-count="330" meta:character-count="2222" meta:non-whitespace-character-count="1911"/>
    <meta:user-defined meta:name="AppVersion">16.0000</meta:user-defined>
    <meta:user-defined meta:name="ComplianceAssetId"/>
    <meta:user-defined meta:name="ContentTypeId">0x0101002CFA6F9064957B4DAABB4FB793F2BD7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8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